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4B0F8982FA6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565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0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family="'Courier New'" style:font-family-generic="modern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Curso de Sistemas Reativos</text:span></text:p>
          </draw:text-box>
        </draw:frame>
        <draw:frame draw:style-name="gr1" draw:text-style-name="P3" draw:layer="layout" svg:width="12.065cm" svg:height="2.301cm" svg:x="14.605cm" svg:y="12.065cm">
          <draw:text-box>
            <text:p text:style-name="P2"><text:span text:style-name="T2">Noemi Rodriguez</text:span></text:p>
            <text:p text:style-name="P2"><text:span text:style-name="T2">Francisco Sant'Anna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3">Sistemas reativos</text:span></text:p>
              </text:list-item>
              <text:list-item>
                <text:p xml:id="id2" text:id="id2"><text:span text:style-name="T3">Modelos de concorrência</text:span></text:p>
              </text:list-item>
              <text:list-item>
                <text:p><text:span text:style-name="T3">Linguagens, técnicas e ferramentas</text:span></text:p>
              </text:list-item>
              <text:list-item>
                <text:p xml:id="id3" text:id="id3"><text:span text:style-name="T3">Aplicações (e.g., jogos, arduino, redes de sensores)</text:span></text:p>
              </text:list-item>
              <text:list-item>
                <text:p><text:span text:style-name="T3">Projeto</text:span></text:p>
              </text:list-item>
              <text:list-item>
                <text:p><text:span text:style-name="T3">Muita programaçã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ato do Curso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4" text:id="id4"><text:span text:style-name="T3">Aulas teóricas</text:span></text:p>
              </text:list-item>
              <text:list-item>
                <text:p xml:id="id5" text:id="id5"><text:span text:style-name="T3">Aulas práticas</text:span></text:p>
              </text:list-item>
              <text:list-item>
                <text:p><text:span text:style-name="T3">Estudo de artigos e vídeos</text:span></text:p>
              </text:list-item>
              <text:list-item>
                <text:p xml:id="id6" text:id="id6"><text:span text:style-name="T3">Projeto</text:span></text:p>
              </text:list-item>
              <text:list-item>
                <text:p><text:span text:style-name="T3">Muita programaçã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valiação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7" text:id="id7"><text:span text:style-name="T3">Mini testes</text:span></text:p>
              </text:list-item>
              <text:list-item>
                <text:p xml:id="id8" text:id="id8"><text:span text:style-name="T3">Mini projetos</text:span></text:p>
              </text:list-item>
              <text:list-item>
                <text:p><text:span text:style-name="T3">Projeto fina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licações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9" text:id="id9"><text:span text:style-name="T3">Mini testes</text:span></text:p>
              </text:list-item>
              <text:list-item>
                <text:p xml:id="id10" text:id="id10"><text:span text:style-name="T3">Mini projetos</text:span></text:p>
              </text:list-item>
              <text:list-item>
                <text:p><text:span text:style-name="T3">Projeto fina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cursos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11" text:id="id11"><text:span text:style-name="T3">GitHub</text:span></text:p>
                <text:list>
                  <text:list-item>
                    <text:p><text:span text:style-name="T4">https://github.com/fsantanna/reativos/</text:span></text:p>
                  </text:list-item>
                </text:list>
                <text:p><text:span text:style-name="T3"/></text:p>
              </text:list-item>
              <text:list-item>
                <text:p><text:span text:style-name="T3">Lista de discussão</text:span></text:p>
                <text:list>
                  <text:list-item>
                    <text:p><text:span text:style-name="T4">https://groups.google.com/d/forum/reativos</text:span></text:p>
                    <text:p><text:span text:style-name="T3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1" draw:display-name="Gradient 11" draw:style="linear" draw:start-color="#ff0000" draw:end-color="#0099ff" draw:start-intensity="70%" draw:end-intensity="85%" draw:angle="900" draw:border="0%"/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637</meta:editing-cycles>
    <meta:editing-duration>P26DT17H50M6S</meta:editing-duration>
    <meta:initial-creator>chico </meta:initial-creator>
    <dc:date>2014-07-22T15:50:48</dc:date>
    <meta:document-statistic meta:object-count="6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